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1fb8b" officeooo:paragraph-rsid="0001fb8b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1fb8b" officeooo:paragraph-rsid="0001fb8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1fb8b" officeooo:paragraph-rsid="0001fb8b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038949" officeooo:paragraph-rsid="00038949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officeooo:rsid="00038949" officeooo:paragraph-rsid="00038949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06cb69" officeooo:paragraph-rsid="0006cb69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rsid="0008997e" officeooo:paragraph-rsid="0008997e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normal" officeooo:rsid="000908e0" officeooo:paragraph-rsid="000908e0" style:font-size-asian="10.5pt" style:font-weight-asian="normal" style:font-size-complex="12pt" style:font-weight-complex="normal"/>
    </style:style>
    <style:style style:name="T1" style:family="text">
      <style:text-properties officeooo:rsid="00057764"/>
    </style:style>
    <style:style style:name="T2" style:family="text">
      <style:text-properties officeooo:rsid="0006cb69"/>
    </style:style>
    <style:style style:name="T3" style:family="text">
      <style:text-properties officeooo:rsid="000908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us_Report</text:p>
      <text:p text:style-name="P2"/>
      <text:p text:style-name="P3">Pratljacic:</text:p>
      <text:list xml:id="list3171305367" text:style-name="L1">
        <text:list-item>
          <text:p text:style-name="P4">React.js Client <text:span text:style-name="T1">(in progress)</text:span></text:p>
        </text:list-item>
        <text:list-item>
          <text:p text:style-name="P4">Bash Script zur Installation wichtiger node_modules</text:p>
        </text:list-item>
        <text:list-item>
          <text:p text:style-name="P4">Sample Page um die Suchresultate anzuzeigen</text:p>
        </text:list-item>
        <text:list-item>
          <text:p text:style-name="P4">Arbeiten an Fetch Funktion</text:p>
        </text:list-item>
      </text:list>
      <text:p text:style-name="P3">Nemec:</text:p>
      <text:list xml:id="list3372910613" text:style-name="L2">
        <text:list-item>
          <text:p text:style-name="P5">Android Client <text:span text:style-name="T1">(in progress)</text:span></text:p>
        </text:list-item>
        <text:list-item>
          <text:p text:style-name="P9">Create Datamodel (done)</text:p>
        </text:list-item>
        <text:list-item>
          <text:p text:style-name="P7">Create tables for database in Oracle-SQL <text:span text:style-name="T2">(done)</text:span></text:p>
        </text:list-item>
      </text:list>
      <text:p text:style-name="P3">Gerges:</text:p>
      <text:list xml:id="list2917282293" text:style-name="L3">
        <text:list-item>
          <text:p text:style-name="P6">C# Client <text:span text:style-name="T1">(in progress)</text:span></text:p>
        </text:list-item>
        <text:list-item>
          <text:p text:style-name="P8">Create Datamodel <text:span text:style-name="T2">(done)</text:span></text:p>
        </text:list-item>
        <text:list-item>
          <text:p text:style-name="P10">Create temporary data for tables <text:span text:style-name="T3">(done)</text:span></text:p>
        </text:list-item>
        <text:list-item>
          <text:p text:style-name="P11">Create Ubuntu-VM, so that everybody has the same environment with all needed libraries (done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40:51.807378154</meta:creation-date>
    <dc:date>2018-11-16T00:15:31.845348235</dc:date>
    <meta:editing-duration>PT34M44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5" meta:word-count="76" meta:character-count="473" meta:non-whitespace-character-count="423"/>
  </office:meta>
</office:document-meta>
</file>